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text-indent="0cm" fo:line-height="115%" fo:margin-left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text-indent="0cm" fo:line-height="115%" fo:margin-lef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text-indent="0cm" fo:line-height="115%" fo:margin-left="0cm" style:writing-mode="lr-tb"/>
    </style:style>
    <style:style style:name="P8" style:family="paragraph" style:parent-style-name="Standard">
      <style:paragraph-properties fo:break-before="auto" fo:text-indent="0cm" fo:line-height="115%" fo:margin-lef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P9" style:family="paragraph" style:parent-style-name="Standard">
      <style:paragraph-properties fo:break-before="auto" fo:text-indent="0cm" fo:line-height="115%" fo:margin-left="0cm" style:writing-mode="lr-tb"/>
    </style:style>
    <style:style style:name="P10" style:family="paragraph" style:parent-style-name="Standard">
      <style:paragraph-properties fo:break-before="auto" fo:text-indent="0cm" fo:line-height="115%" fo:margin-lef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P11" style:family="paragraph" style:parent-style-name="Standard">
      <style:paragraph-properties fo:break-before="auto" fo:text-indent="0cm" fo:line-height="115%" fo:margin-left="0cm" style:writing-mode="lr-tb"/>
    </style:style>
    <style:style style:name="P12" style:family="paragraph" style:parent-style-name="Standard">
      <style:paragraph-properties fo:break-before="auto" fo:text-indent="0cm" fo:line-height="115%" fo:margin-lef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P13" style:family="paragraph" style:parent-style-name="Standard">
      <style:paragraph-properties fo:break-before="auto" fo:text-indent="0cm" fo:line-height="115%" fo:margin-left="0cm" style:writing-mode="lr-tb"/>
    </style:style>
    <style:style style:name="P14" style:family="paragraph" style:parent-style-name="Standard">
      <style:paragraph-properties fo:break-before="auto" fo:text-indent="0cm" fo:line-height="115%" fo:margin-lef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text-indent="0cm" fo:line-height="115%" fo:margin-left="0cm" style:writing-mode="lr-tb"/>
    </style:style>
    <style:style style:name="P16" style:family="paragraph" style:parent-style-name="Standard">
      <style:paragraph-properties fo:break-before="auto" fo:text-indent="0cm" fo:line-height="115%" fo:margin-lef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break-before="auto" fo:text-indent="0cm" fo:line-height="115%" fo:margin-left="0cm" style:writing-mode="lr-tb"/>
    </style:style>
    <style:style style:name="T17_1" style:family="text"/>
    <style:style style:name="P18" style:family="paragraph" style:parent-style-name="Standard">
      <style:paragraph-properties fo:break-before="auto" fo:text-indent="0cm" fo:line-height="115%" fo:margin-left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text-indent="0cm" fo:line-height="115%" fo:margin-left="0cm" style:writing-mode="lr-tb"/>
    </style:style>
    <style:style style:name="P20" style:family="paragraph" style:parent-style-name="Standard">
      <style:paragraph-properties fo:break-before="auto" fo:text-indent="0cm" fo:line-height="115%" fo:margin-lef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P21" style:family="paragraph" style:parent-style-name="Standard">
      <style:paragraph-properties fo:break-before="auto" fo:text-indent="0cm" fo:line-height="115%" fo:margin-lef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P22" style:family="paragraph" style:parent-style-name="Standard">
      <style:paragraph-properties fo:break-before="auto" fo:text-indent="0cm" fo:line-height="115%" fo:margin-lef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P23" style:family="paragraph" style:parent-style-name="Standard">
      <style:paragraph-properties fo:break-before="auto" fo:text-indent="0cm" fo:line-height="115%" fo:margin-lef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P24" style:family="paragraph" style:parent-style-name="Standard">
      <style:paragraph-properties fo:break-before="auto" fo:text-indent="0cm" fo:line-height="115%" fo:margin-left="0cm" style:writing-mode="lr-tb"/>
    </style:style>
    <style:style style:name="P25" style:family="paragraph" style:parent-style-name="Standard">
      <style:paragraph-properties fo:break-before="auto" fo:text-indent="0cm" fo:line-height="115%" fo:margin-lef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P26" style:family="paragraph" style:parent-style-name="Standard">
      <style:paragraph-properties fo:break-before="auto" fo:text-indent="0cm" fo:line-height="115%" fo:margin-lef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P27" style:family="paragraph" style:parent-style-name="Standard">
      <style:paragraph-properties fo:break-before="auto" fo:text-indent="0cm" fo:line-height="115%" fo:margin-left="0cm" style:writing-mode="lr-tb"/>
    </style:style>
    <style:style style:name="P28" style:family="paragraph" style:parent-style-name="Standard">
      <style:paragraph-properties fo:break-before="auto" fo:text-indent="0cm" fo:line-height="115%" fo:margin-lef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break-before="auto" fo:text-indent="0cm" fo:line-height="115%" fo:margin-lef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P30" style:family="paragraph" style:parent-style-name="Standard">
      <style:paragraph-properties fo:break-before="auto" fo:text-indent="0cm" fo:line-height="115%" fo:margin-left="0cm" style:writing-mode="lr-tb"/>
    </style:style>
    <style:style style:name="T30_1" style:family="text"/>
    <style:style style:name="P31" style:family="paragraph" style:parent-style-name="Standard">
      <style:paragraph-properties fo:break-before="auto" fo:text-indent="0cm" fo:line-height="115%" fo:margin-left="0cm" style:writing-mode="lr-tb"/>
    </style:style>
    <style:style style:name="P32" style:family="paragraph" style:parent-style-name="Standard">
      <style:paragraph-properties fo:break-before="auto" fo:text-indent="0cm" fo:line-height="115%" fo:margin-lef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P33" style:family="paragraph" style:parent-style-name="Standard">
      <style:paragraph-properties fo:break-before="auto" fo:text-indent="0cm" fo:line-height="115%" fo:margin-left="0cm" style:writing-mode="lr-tb"/>
    </style:style>
    <style:style style:name="T33_1" style:family="text"/>
    <style:style style:name="P34" style:family="paragraph" style:parent-style-name="Standard">
      <style:paragraph-properties fo:break-before="auto" fo:text-indent="0cm" fo:line-height="115%" fo:margin-lef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P35" style:family="paragraph" style:parent-style-name="Standard">
      <style:paragraph-properties fo:break-before="auto" fo:text-indent="0cm" fo:line-height="115%" fo:margin-lef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P36" style:family="paragraph" style:parent-style-name="Standard">
      <style:paragraph-properties fo:break-before="auto" fo:text-indent="0cm" fo:line-height="115%" fo:margin-lef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P37" style:family="paragraph" style:parent-style-name="Standard">
      <style:paragraph-properties fo:break-before="auto" fo:text-indent="0cm" fo:line-height="115%" fo:margin-lef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P38" style:family="paragraph" style:parent-style-name="Standard">
      <style:paragraph-properties fo:break-before="auto" fo:text-indent="0cm" fo:line-height="115%" fo:margin-left="0cm" style:writing-mode="lr-tb"/>
    </style:style>
    <style:style style:name="T38_1" style:family="text"/>
    <style:style style:name="P39" style:family="paragraph" style:parent-style-name="Standard">
      <style:paragraph-properties fo:break-before="auto" fo:text-indent="0cm" fo:line-height="115%" fo:margin-left="0cm" style:writing-mode="lr-tb"/>
    </style:style>
    <style:style style:name="P40" style:family="paragraph" style:parent-style-name="Standard">
      <style:paragraph-properties fo:break-before="auto" fo:text-indent="0cm" fo:line-height="115%" fo:margin-lef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P41" style:family="paragraph" style:parent-style-name="Standard">
      <style:paragraph-properties fo:break-before="auto" fo:text-indent="0cm" fo:line-height="115%" fo:margin-left="0cm" style:writing-mode="lr-tb"/>
    </style:style>
    <style:style style:name="T41_1" style:family="text"/>
    <style:style style:name="P42" style:family="paragraph" style:parent-style-name="Standard">
      <style:paragraph-properties fo:break-before="auto" fo:text-indent="0cm" fo:line-height="115%" fo:margin-left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P43" style:family="paragraph" style:parent-style-name="Standard">
      <style:paragraph-properties fo:break-before="auto" fo:text-indent="0cm" fo:line-height="115%" fo:margin-left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break-before="auto" fo:text-indent="0cm" fo:line-height="115%" fo:margin-left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P45" style:family="paragraph" style:parent-style-name="Standard">
      <style:paragraph-properties fo:break-before="auto" fo:text-indent="0cm" fo:line-height="115%" fo:margin-lef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P46" style:family="paragraph" style:parent-style-name="Standard">
      <style:paragraph-properties fo:break-before="auto" fo:text-indent="0cm" fo:line-height="115%" fo:margin-left="0cm" style:writing-mode="lr-tb"/>
    </style:style>
    <style:style style:name="T46_1" style:family="text"/>
    <style:style style:name="P47" style:family="paragraph" style:parent-style-name="Standard">
      <style:paragraph-properties fo:break-before="auto" fo:text-indent="0cm" fo:line-height="115%" fo:margin-left="0cm" style:writing-mode="lr-tb"/>
    </style:style>
  </office:automatic-styles>
  <office:body>
    <office:text>
      <text:p text:style-name="P1"><text:span text:style-name="T1_1">Review</text:span><text:span text:style-name="T1_2"><text:s/></text:span><text:span text:style-name="T1_3">Questions</text:span><text:span text:style-name="T1_4"><text:s/></text:span><text:span text:style-name="T1_5">exercises</text:span></text:p>
      <text:p text:style-name="P2"/>
      <text:p text:style-name="P3"><text:span text:style-name="T3_1">1.<text:s text:c="2"/></text:span><text:span text:style-name="T3_2">Determine</text:span><text:span text:style-name="T3_3"><text:s/></text:span><text:span text:style-name="T3_4">if</text:span><text:span text:style-name="T3_5"><text:s/></text:span><text:span text:style-name="T3_6">each</text:span><text:span text:style-name="T3_7"><text:s/></text:span><text:span text:style-name="T3_8">variable</text:span><text:span text:style-name="T3_9"><text:s/></text:span><text:span text:style-name="T3_10">is</text:span><text:span text:style-name="T3_11"><text:s/></text:span><text:span text:style-name="T3_12">local</text:span><text:span text:style-name="T3_13">,<text:s/></text:span><text:span text:style-name="T3_14">static</text:span><text:span text:style-name="T3_15">,<text:s/></text:span><text:span text:style-name="T3_16">or</text:span><text:span text:style-name="T3_17"><text:s/></text:span><text:span text:style-name="T3_18">global</text:span><text:span text:style-name="T3_19">,<text:s/></text:span><text:span text:style-name="T3_20">and</text:span><text:span text:style-name="T3_21"><text:s/></text:span><text:span text:style-name="T3_22">then</text:span><text:span text:style-name="T3_23"><text:s/></text:span><text:span text:style-name="T3_24">explain</text:span><text:span text:style-name="T3_25"><text:s/></text:span><text:span text:style-name="T3_26">its</text:span><text:span text:style-name="T3_27"><text:s/></text:span><text:span text:style-name="T3_28">scope</text:span><text:span text:style-name="T3_29">.<text:s/></text:span><text:span text:style-name="T3_30">Also</text:span><text:span text:style-name="T3_31"><text:s/></text:span><text:span text:style-name="T3_32">highlight</text:span><text:span text:style-name="T3_33"><text:s/></text:span><text:span text:style-name="T3_34">all</text:span><text:span text:style-name="T3_35"><text:s/></text:span><text:span text:style-name="T3_36">blocks</text:span><text:span text:style-name="T3_37"><text:s/></text:span><text:span text:style-name="T3_38">of</text:span><text:span text:style-name="T3_39"><text:s/></text:span><text:span text:style-name="T3_40">code</text:span><text:span text:style-name="T3_41">.</text:span></text:p>
      <text:p text:style-name="P4"/>
      <text:p text:style-name="P5"><text:span text:style-name="T5_1">#</text:span><text:span text:style-name="T5_2">include</text:span><text:span text:style-name="T5_3"><text:s/>&lt;</text:span><text:span text:style-name="T5_4">cstdlib</text:span><text:span text:style-name="T5_5">&gt;</text:span></text:p>
      <text:p text:style-name="P6"><text:span text:style-name="T6_1">#</text:span><text:span text:style-name="T6_2">include</text:span><text:span text:style-name="T6_3"><text:s/>&lt;</text:span><text:span text:style-name="T6_4">iostream</text:span><text:span text:style-name="T6_5">&gt;</text:span></text:p>
      <text:p text:style-name="P7"/>
      <text:p text:style-name="P8"><text:span text:style-name="T8_1">using</text:span><text:span text:style-name="T8_2"><text:s/></text:span><text:span text:style-name="T8_3">namespace</text:span><text:span text:style-name="T8_4"><text:s/></text:span><text:span text:style-name="T8_5">std</text:span><text:span text:style-name="T8_6">;</text:span></text:p>
      <text:p text:style-name="P9"/>
      <text:p text:style-name="P10"><text:span text:style-name="T10_1">int</text:span><text:span text:style-name="T10_2"><text:s/></text:span><text:span text:style-name="T10_3">figure</text:span><text:span text:style-name="T10_4">_</text:span><text:span text:style-name="T10_5">out</text:span><text:span text:style-name="T10_6">(</text:span><text:span text:style-name="T10_7">int</text:span><text:span text:style-name="T10_8"><text:s/></text:span><text:span text:style-name="T10_9">user</text:span><text:span text:style-name="T10_10">_</text:span><text:span text:style-name="T10_11">number</text:span><text:span text:style-name="T10_12">);</text:span></text:p>
      <text:p text:style-name="P11"/>
      <text:p text:style-name="P12"><text:span text:style-name="T12_1">int</text:span><text:span text:style-name="T12_2"><text:s/></text:span><text:span text:style-name="T12_3">I</text:span><text:span text:style-name="T12_4">_</text:span><text:span text:style-name="T12_5">love</text:span><text:span text:style-name="T12_6">_</text:span><text:span text:style-name="T12_7">math</text:span><text:span text:style-name="T12_8">(</text:span><text:span text:style-name="T12_9">int</text:span><text:span text:style-name="T12_10"><text:s/></text:span><text:span text:style-name="T12_11">user</text:span><text:span text:style-name="T12_12">_</text:span><text:span text:style-name="T12_13">number</text:span><text:span text:style-name="T12_14">);</text:span></text:p>
      <text:p text:style-name="P13"/>
      <text:p text:style-name="P14"><text:span text:style-name="T14_1">int</text:span><text:span text:style-name="T14_2"><text:s/></text:span><text:span text:style-name="T14_3">numbers</text:span><text:span text:style-name="T14_4"><text:s/>=<text:s/>35;</text:span></text:p>
      <text:p text:style-name="P15"/>
      <text:p text:style-name="P16"><text:span text:style-name="T16_1">int</text:span><text:span text:style-name="T16_2"><text:s/></text:span><text:span text:style-name="T16_3">main</text:span><text:span text:style-name="T16_4">()</text:span></text:p>
      <text:p text:style-name="P17"><text:span text:style-name="T17_1">{</text:span></text:p>
      <text:p text:style-name="P18"><text:span text:style-name="T18_1">int</text:span><text:span text:style-name="T18_2"><text:s/></text:span><text:span text:style-name="T18_3">user</text:span><text:span text:style-name="T18_4">_</text:span><text:span text:style-name="T18_5">number</text:span><text:span text:style-name="T18_6">;</text:span></text:p>
      <text:p text:style-name="P19"/>
      <text:p text:style-name="P20"><text:span text:style-name="T20_1">cout</text:span><text:span text:style-name="T20_2"><text:s/>&lt;&lt;"</text:span><text:span text:style-name="T20_3">Hello</text:span><text:span text:style-name="T20_4"><text:s/></text:span><text:span text:style-name="T20_5">and</text:span><text:span text:style-name="T20_6"><text:s/></text:span><text:span text:style-name="T20_7">welcome</text:span><text:span text:style-name="T20_8"><text:s/></text:span><text:span text:style-name="T20_9">to</text:span><text:span text:style-name="T20_10"><text:s/></text:span><text:span text:style-name="T20_11">my</text:span><text:span text:style-name="T20_12"><text:s/></text:span><text:span text:style-name="T20_13">program</text:span><text:span text:style-name="T20_14">."<text:s/>&lt;&lt;<text:s/></text:span><text:span text:style-name="T20_15">endl</text:span><text:span text:style-name="T20_16">;</text:span></text:p>
      <text:p text:style-name="P21"><text:span text:style-name="T21_1">cout</text:span><text:span text:style-name="T21_2"><text:s/>&lt;&lt;"</text:span><text:span text:style-name="T21_3">Two</text:span><text:span text:style-name="T21_4"><text:s/></text:span><text:span text:style-name="T21_5">functions</text:span><text:span text:style-name="T21_6"><text:s/></text:span><text:span text:style-name="T21_7">will</text:span><text:span text:style-name="T21_8"><text:s/></text:span><text:span text:style-name="T21_9">do</text:span><text:span text:style-name="T21_10"><text:s/></text:span><text:span text:style-name="T21_11">two</text:span><text:span text:style-name="T21_12"><text:s/></text:span><text:span text:style-name="T21_13">different</text:span><text:span text:style-name="T21_14"><text:s/></text:span><text:span text:style-name="T21_15">operations</text:span><text:span text:style-name="T21_16"><text:s/></text:span><text:span text:style-name="T21_17">to</text:span><text:span text:style-name="T21_18"><text:s/></text:span><text:span text:style-name="T21_19">whatever</text:span><text:span text:style-name="T21_20"><text:s/></text:span><text:span text:style-name="T21_21">interger</text:span><text:span text:style-name="T21_22"><text:s/></text:span><text:span text:style-name="T21_23">you</text:span><text:span text:style-name="T21_24"><text:s/></text:span><text:span text:style-name="T21_25">enter</text:span><text:span text:style-name="T21_26">."<text:s/>&lt;&lt;<text:s/></text:span><text:span text:style-name="T21_27">endl</text:span><text:span text:style-name="T21_28">;</text:span></text:p>
      <text:p text:style-name="P22"><text:span text:style-name="T22_1">cout</text:span><text:span text:style-name="T22_2"><text:s/>&lt;&lt;"</text:span><text:span text:style-name="T22_3">Please</text:span><text:span text:style-name="T22_4"><text:s/></text:span><text:span text:style-name="T22_5">enter</text:span><text:span text:style-name="T22_6"><text:s/></text:span><text:span text:style-name="T22_7">in</text:span><text:span text:style-name="T22_8"><text:s/></text:span><text:span text:style-name="T22_9">a</text:span><text:span text:style-name="T22_10"><text:s/></text:span><text:span text:style-name="T22_11">number</text:span><text:span text:style-name="T22_12">."<text:s/>&lt;&lt;<text:s/></text:span><text:span text:style-name="T22_13">endl</text:span><text:span text:style-name="T22_14">;</text:span></text:p>
      <text:p text:style-name="P23"><text:span text:style-name="T23_1">cin</text:span><text:span text:style-name="T23_2"><text:s/>&gt;&gt;<text:s/></text:span><text:span text:style-name="T23_3">user</text:span><text:span text:style-name="T23_4">_</text:span><text:span text:style-name="T23_5">number</text:span><text:span text:style-name="T23_6">;</text:span></text:p>
      <text:p text:style-name="P24"/>
      <text:p text:style-name="P25"><text:span text:style-name="T25_1">figure</text:span><text:span text:style-name="T25_2">_</text:span><text:span text:style-name="T25_3">out</text:span><text:span text:style-name="T25_4">(</text:span><text:span text:style-name="T25_5">user</text:span><text:span text:style-name="T25_6">_</text:span><text:span text:style-name="T25_7">number</text:span><text:span text:style-name="T25_8">);</text:span></text:p>
      <text:p text:style-name="P26"><text:span text:style-name="T26_1">I</text:span><text:span text:style-name="T26_2">_</text:span><text:span text:style-name="T26_3">love</text:span><text:span text:style-name="T26_4">_</text:span><text:span text:style-name="T26_5">math</text:span><text:span text:style-name="T26_6">(</text:span><text:span text:style-name="T26_7">user</text:span><text:span text:style-name="T26_8">_</text:span><text:span text:style-name="T26_9">number</text:span><text:span text:style-name="T26_10">);</text:span></text:p>
      <text:p text:style-name="P27"/>
      <text:p text:style-name="P28"><text:span text:style-name="T28_1">system</text:span><text:span text:style-name="T28_2">("</text:span><text:span text:style-name="T28_3">PAUSE</text:span><text:span text:style-name="T28_4">");</text:span></text:p>
      <text:p text:style-name="P29"><text:span text:style-name="T29_1">return</text:span><text:span text:style-name="T29_2"><text:s/></text:span><text:span text:style-name="T29_3">EXIT</text:span><text:span text:style-name="T29_4">_</text:span><text:span text:style-name="T29_5">SUCCESS</text:span><text:span text:style-name="T29_6">;</text:span></text:p>
      <text:p text:style-name="P30"><text:span text:style-name="T30_1">}</text:span></text:p>
      <text:p text:style-name="P31"/>
      <text:p text:style-name="P32"><text:span text:style-name="T32_1">int</text:span><text:span text:style-name="T32_2"><text:s/></text:span><text:span text:style-name="T32_3">figure</text:span><text:span text:style-name="T32_4">_</text:span><text:span text:style-name="T32_5">out</text:span><text:span text:style-name="T32_6">(</text:span><text:span text:style-name="T32_7">int</text:span><text:span text:style-name="T32_8"><text:s/></text:span><text:span text:style-name="T32_9">user</text:span><text:span text:style-name="T32_10">_</text:span><text:span text:style-name="T32_11">number</text:span><text:span text:style-name="T32_12">)</text:span></text:p>
      <text:p text:style-name="P33"><text:span text:style-name="T33_1">{</text:span></text:p>
      <text:p text:style-name="P34"><text:span text:style-name="T34_1"><text:tab/></text:span><text:span text:style-name="T34_2">int</text:span><text:span text:style-name="T34_3"><text:s/></text:span><text:span text:style-name="T34_4">new</text:span><text:span text:style-name="T34_5">_</text:span><text:span text:style-name="T34_6">number</text:span><text:span text:style-name="T34_7">;</text:span></text:p>
      <text:p text:style-name="P35"><text:span text:style-name="T35_1"><text:tab/></text:span><text:span text:style-name="T35_2">new</text:span><text:span text:style-name="T35_3">_</text:span><text:span text:style-name="T35_4">number</text:span><text:span text:style-name="T35_5"><text:s/>=<text:s/>(</text:span><text:span text:style-name="T35_6">user</text:span><text:span text:style-name="T35_7">_</text:span><text:span text:style-name="T35_8">number</text:span><text:span text:style-name="T35_9"><text:s/>-<text:s/></text:span><text:span text:style-name="T35_10">numbers</text:span><text:span text:style-name="T35_11">);</text:span></text:p>
      <text:p text:style-name="P36"><text:span text:style-name="T36_1"><text:tab/></text:span><text:span text:style-name="T36_2">cout</text:span><text:span text:style-name="T36_3"><text:s/>&lt;&lt;<text:s/>"</text:span><text:span text:style-name="T36_4">Your</text:span><text:span text:style-name="T36_5"><text:s/></text:span><text:span text:style-name="T36_6">new</text:span><text:span text:style-name="T36_7"><text:s/></text:span><text:span text:style-name="T36_8">interger</text:span><text:span text:style-name="T36_9"><text:s/></text:span><text:span text:style-name="T36_10">using</text:span><text:span text:style-name="T36_11"><text:s/></text:span><text:span text:style-name="T36_12">subtraction</text:span><text:span text:style-name="T36_13"><text:s/></text:span><text:span text:style-name="T36_14">is</text:span><text:span text:style-name="T36_15">:<text:s/>"<text:s/>&lt;&lt;<text:s/></text:span><text:span text:style-name="T36_16">new</text:span><text:span text:style-name="T36_17">_</text:span><text:span text:style-name="T36_18">number</text:span><text:span text:style-name="T36_19"><text:s/>&lt;&lt;<text:s/></text:span><text:span text:style-name="T36_20">endl</text:span><text:span text:style-name="T36_21">;</text:span></text:p>
      <text:p text:style-name="P37"><text:span text:style-name="T37_1"><text:tab/></text:span><text:span text:style-name="T37_2">return</text:span><text:span text:style-name="T37_3"><text:s/></text:span><text:span text:style-name="T37_4">new</text:span><text:span text:style-name="T37_5">_</text:span><text:span text:style-name="T37_6">number</text:span><text:span text:style-name="T37_7">;</text:span></text:p>
      <text:p text:style-name="P38"><text:span text:style-name="T38_1">}</text:span></text:p>
      <text:p text:style-name="P39"/>
      <text:p text:style-name="P40"><text:span text:style-name="T40_1">int</text:span><text:span text:style-name="T40_2"><text:s/></text:span><text:span text:style-name="T40_3">I</text:span><text:span text:style-name="T40_4">_</text:span><text:span text:style-name="T40_5">love</text:span><text:span text:style-name="T40_6">_</text:span><text:span text:style-name="T40_7">math</text:span><text:span text:style-name="T40_8">(</text:span><text:span text:style-name="T40_9">int</text:span><text:span text:style-name="T40_10"><text:s/></text:span><text:span text:style-name="T40_11">user</text:span><text:span text:style-name="T40_12">_</text:span><text:span text:style-name="T40_13">number</text:span><text:span text:style-name="T40_14">)</text:span></text:p>
      <text:p text:style-name="P41"><text:span text:style-name="T41_1">{</text:span></text:p>
      <text:p text:style-name="P42"><text:span text:style-name="T42_1"><text:tab/></text:span><text:span text:style-name="T42_2">int</text:span><text:span text:style-name="T42_3"><text:s/></text:span><text:span text:style-name="T42_4">new</text:span><text:span text:style-name="T42_5">_</text:span><text:span text:style-name="T42_6">number</text:span><text:span text:style-name="T42_7">;</text:span></text:p>
      <text:p text:style-name="P43"><text:span text:style-name="T43_1"><text:tab/></text:span><text:span text:style-name="T43_2">new</text:span><text:span text:style-name="T43_3">_</text:span><text:span text:style-name="T43_4">number</text:span><text:span text:style-name="T43_5"><text:s/>=<text:s/>(</text:span><text:span text:style-name="T43_6">user</text:span><text:span text:style-name="T43_7">_</text:span><text:span text:style-name="T43_8">number</text:span><text:span text:style-name="T43_9"><text:s/>+<text:s/></text:span><text:span text:style-name="T43_10">numbers</text:span><text:span text:style-name="T43_11">);</text:span></text:p>
      <text:p text:style-name="P44"><text:span text:style-name="T44_1"><text:tab/></text:span><text:span text:style-name="T44_2">cout</text:span><text:span text:style-name="T44_3"><text:s/>&lt;&lt;<text:s/>"</text:span><text:span text:style-name="T44_4">Your</text:span><text:span text:style-name="T44_5"><text:s/></text:span><text:span text:style-name="T44_6">new</text:span><text:span text:style-name="T44_7"><text:s/></text:span><text:span text:style-name="T44_8">interger</text:span><text:span text:style-name="T44_9"><text:s/></text:span><text:span text:style-name="T44_10">using</text:span><text:span text:style-name="T44_11"><text:s/></text:span><text:span text:style-name="T44_12">addition</text:span><text:span text:style-name="T44_13"><text:s/></text:span><text:span text:style-name="T44_14">is</text:span><text:span text:style-name="T44_15">:<text:s/>"<text:s/>&lt;&lt;<text:s/></text:span><text:span text:style-name="T44_16">new</text:span><text:span text:style-name="T44_17">_</text:span><text:span text:style-name="T44_18">number</text:span><text:span text:style-name="T44_19"><text:s/>&lt;&lt;<text:s/></text:span><text:span text:style-name="T44_20">endl</text:span><text:span text:style-name="T44_21">;</text:span></text:p>
      <text:p text:style-name="P45"><text:span text:style-name="T45_1"><text:tab/></text:span><text:span text:style-name="T45_2">return</text:span><text:span text:style-name="T45_3"><text:s/></text:span><text:span text:style-name="T45_4">new</text:span><text:span text:style-name="T45_5">_</text:span><text:span text:style-name="T45_6">number</text:span><text:span text:style-name="T45_7">;</text:span></text:p>
      <text:p text:style-name="P46"><text:span text:style-name="T46_1">}</text:span></text:p>
      <text:p text:style-name="P4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